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d9d9e3"/>
      <style:text-properties style:font-name="Arial1"/>
    </style:style>
    <style:style style:name="P2" style:family="paragraph" style:parent-style-name="Text_20_body" style:list-style-name="L19">
      <style:paragraph-properties fo:margin-top="0cm" fo:margin-bottom="0cm" style:contextual-spacing="false" fo:padding="0.049cm" fo:border="0.06pt solid #d9d9e3"/>
      <style:text-properties style:font-name="Arial1"/>
    </style:style>
    <style:style style:name="P3" style:family="paragraph" style:parent-style-name="Text_20_body" style:list-style-name="L19">
      <style:paragraph-properties fo:padding="0.049cm" fo:border="0.06pt solid #d9d9e3"/>
      <style:text-properties style:font-name="Arial1"/>
    </style:style>
    <style:style style:name="P4" style:family="paragraph" style:parent-style-name="Text_20_body" style:list-style-name="L20">
      <style:paragraph-properties fo:margin-top="0cm" fo:margin-bottom="0cm" style:contextual-spacing="false" fo:padding="0.049cm" fo:border="0.06pt solid #d9d9e3"/>
      <style:text-properties style:font-name="Arial1"/>
    </style:style>
    <style:style style:name="P5" style:family="paragraph" style:parent-style-name="Text_20_body" style:list-style-name="L20">
      <style:paragraph-properties fo:padding="0.049cm" fo:border="0.06pt solid #d9d9e3"/>
      <style:text-properties style:font-name="Arial1"/>
    </style:style>
    <style:style style:name="P6" style:family="paragraph" style:parent-style-name="Text_20_body" style:list-style-name="L21">
      <style:paragraph-properties fo:margin-top="0cm" fo:margin-bottom="0cm" style:contextual-spacing="false" fo:padding="0.049cm" fo:border="0.06pt solid #d9d9e3"/>
      <style:text-properties style:font-name="Arial1"/>
    </style:style>
    <style:style style:name="P7" style:family="paragraph" style:parent-style-name="Text_20_body" style:list-style-name="L21">
      <style:paragraph-properties fo:padding="0.049cm" fo:border="0.06pt solid #d9d9e3"/>
      <style:text-properties style:font-name="Arial1"/>
    </style:style>
    <style:style style:name="P8" style:family="paragraph" style:parent-style-name="Text_20_body" style:list-style-name="L22">
      <style:paragraph-properties fo:margin-top="0cm" fo:margin-bottom="0cm" style:contextual-spacing="false" fo:padding="0.049cm" fo:border="0.06pt solid #d9d9e3"/>
      <style:text-properties style:font-name="Arial1"/>
    </style:style>
    <style:style style:name="P9" style:family="paragraph" style:parent-style-name="Text_20_body" style:list-style-name="L22">
      <style:paragraph-properties fo:padding="0.049cm" fo:border="0.06pt solid #d9d9e3"/>
      <style:text-properties style:font-name="Arial1"/>
    </style:style>
    <style:style style:name="P10" style:family="paragraph" style:parent-style-name="Text_20_body" style:list-style-name="L13">
      <style:paragraph-properties fo:margin-top="0cm" fo:margin-bottom="0cm" style:contextual-spacing="false" fo:padding="0.049cm" fo:border="0.06pt solid #d9d9e3"/>
      <style:text-properties style:font-name="Arial1"/>
    </style:style>
    <style:style style:name="P11" style:family="paragraph" style:parent-style-name="Text_20_body" style:list-style-name="L13">
      <style:paragraph-properties fo:padding="0.049cm" fo:border="0.06pt solid #d9d9e3"/>
      <style:text-properties style:font-name="Arial1"/>
    </style:style>
    <style:style style:name="P12" style:family="paragraph" style:parent-style-name="Text_20_body" style:list-style-name="L14">
      <style:paragraph-properties fo:margin-top="0cm" fo:margin-bottom="0cm" style:contextual-spacing="false" fo:padding="0.049cm" fo:border="0.06pt solid #d9d9e3"/>
      <style:text-properties style:font-name="Arial1"/>
    </style:style>
    <style:style style:name="P13" style:family="paragraph" style:parent-style-name="Text_20_body" style:list-style-name="L14">
      <style:paragraph-properties fo:padding="0.049cm" fo:border="0.06pt solid #d9d9e3"/>
      <style:text-properties style:font-name="Arial1"/>
    </style:style>
    <style:style style:name="P14" style:family="paragraph" style:parent-style-name="Text_20_body" style:list-style-name="L15">
      <style:paragraph-properties fo:margin-top="0cm" fo:margin-bottom="0cm" style:contextual-spacing="false" fo:padding="0.049cm" fo:border="0.06pt solid #d9d9e3"/>
      <style:text-properties style:font-name="Arial1"/>
    </style:style>
    <style:style style:name="P15" style:family="paragraph" style:parent-style-name="Text_20_body" style:list-style-name="L15">
      <style:paragraph-properties fo:padding="0.049cm" fo:border="0.06pt solid #d9d9e3"/>
      <style:text-properties style:font-name="Arial1"/>
    </style:style>
    <style:style style:name="P16" style:family="paragraph" style:parent-style-name="Text_20_body" style:list-style-name="L18">
      <style:paragraph-properties fo:padding="0.049cm" fo:border="0.06pt solid #d9d9e3"/>
      <style:text-properties style:font-name="Arial1"/>
    </style:style>
    <style:style style:name="P17" style:family="paragraph" style:parent-style-name="Text_20_body" style:list-style-name="L24">
      <style:paragraph-properties fo:margin-top="0cm" fo:margin-bottom="0cm" style:contextual-spacing="false" fo:padding="0.049cm" fo:border="0.06pt solid #d9d9e3"/>
      <style:text-properties style:font-name="Arial1"/>
    </style:style>
    <style:style style:name="P18" style:family="paragraph" style:parent-style-name="Text_20_body" style:list-style-name="L24">
      <style:paragraph-properties fo:padding="0.049cm" fo:border="0.06pt solid #d9d9e3"/>
      <style:text-properties style:font-name="Arial1"/>
    </style:style>
    <style:style style:name="P19" style:family="paragraph" style:parent-style-name="Text_20_body" style:list-style-name="L25">
      <style:paragraph-properties fo:margin-top="0cm" fo:margin-bottom="0cm" style:contextual-spacing="false" fo:padding="0.049cm" fo:border="0.06pt solid #d9d9e3"/>
      <style:text-properties style:font-name="Arial1"/>
    </style:style>
    <style:style style:name="P20" style:family="paragraph" style:parent-style-name="Text_20_body" style:list-style-name="L25">
      <style:paragraph-properties fo:padding="0.049cm" fo:border="0.06pt solid #d9d9e3"/>
      <style:text-properties style:font-name="Arial1"/>
    </style:style>
    <style:style style:name="P21" style:family="paragraph" style:parent-style-name="Text_20_body" style:list-style-name="L26">
      <style:paragraph-properties fo:margin-top="0cm" fo:margin-bottom="0cm" style:contextual-spacing="false" fo:padding="0.049cm" fo:border="0.06pt solid #d9d9e3"/>
      <style:text-properties style:font-name="Arial1"/>
    </style:style>
    <style:style style:name="P22" style:family="paragraph" style:parent-style-name="Text_20_body" style:list-style-name="L26">
      <style:paragraph-properties fo:padding="0.049cm" fo:border="0.06pt solid #d9d9e3"/>
      <style:text-properties style:font-name="Arial1"/>
    </style:style>
    <style:style style:name="P23" style:family="paragraph" style:parent-style-name="Text_20_body" style:list-style-name="L27">
      <style:paragraph-properties fo:padding="0.049cm" fo:border="0.06pt solid #d9d9e3"/>
      <style:text-properties style:font-name="Arial1"/>
    </style:style>
    <style:style style:name="P24" style:family="paragraph" style:parent-style-name="Text_20_body">
      <style:paragraph-properties fo:padding="0.049cm" fo:border="0.06pt solid #d9d9e3"/>
      <style:text-properties style:font-name="Arial1" fo:font-weight="bold" style:font-weight-asian="bold" style:font-weight-complex="bold"/>
    </style:style>
    <style:style style:name="P25" style:family="paragraph" style:parent-style-name="Text_20_body">
      <style:paragraph-properties fo:padding="0.049cm" fo:border="0.06pt solid #d9d9e3"/>
      <style:text-properties style:font-name="Arial1" officeooo:rsid="000335e6" officeooo:paragraph-rsid="000335e6"/>
    </style:style>
    <style:style style:name="P26" style:family="paragraph" style:parent-style-name="Text_20_body" style:list-style-name="L29">
      <style:paragraph-properties fo:margin-top="0cm" fo:margin-bottom="0cm" style:contextual-spacing="false" fo:padding="0.049cm" fo:border="0.06pt solid #d9d9e3"/>
      <style:text-properties style:font-name="Arial1" officeooo:rsid="000335e6" officeooo:paragraph-rsid="000335e6"/>
    </style:style>
    <style:style style:name="P27" style:family="paragraph" style:parent-style-name="Text_20_body" style:list-style-name="L28">
      <style:paragraph-properties fo:margin-top="0cm" fo:margin-bottom="0cm" style:contextual-spacing="false" fo:padding="0.049cm" fo:border="0.06pt solid #d9d9e3"/>
      <style:text-properties style:font-name="Arial1"/>
    </style:style>
    <style:style style:name="P28" style:family="paragraph" style:parent-style-name="Text_20_body" style:list-style-name="L28">
      <style:paragraph-properties fo:padding="0.049cm" fo:border="0.06pt solid #d9d9e3"/>
      <style:text-properties style:font-name="Arial1"/>
    </style:style>
    <style:style style:name="P29" style:family="paragraph" style:parent-style-name="Text_20_body" style:list-style-name="L29">
      <style:paragraph-properties fo:margin-top="0cm" fo:margin-bottom="0cm" style:contextual-spacing="false" fo:padding="0.049cm" fo:border="0.06pt solid #d9d9e3"/>
      <style:text-properties style:font-name="Arial1"/>
    </style:style>
    <style:style style:name="P30" style:family="paragraph" style:parent-style-name="Text_20_body" style:list-style-name="L29">
      <style:paragraph-properties fo:padding="0.049cm" fo:border="0.06pt solid #d9d9e3"/>
      <style:text-properties style:font-name="Arial1"/>
    </style:style>
    <style:style style:name="P31" style:family="paragraph" style:parent-style-name="Text_20_body" style:list-style-name="L30">
      <style:paragraph-properties fo:margin-top="0cm" fo:margin-bottom="0cm" style:contextual-spacing="false" fo:padding="0.049cm" fo:border="0.06pt solid #d9d9e3"/>
      <style:text-properties style:font-name="Arial1"/>
    </style:style>
    <style:style style:name="P32" style:family="paragraph" style:parent-style-name="Text_20_body" style:list-style-name="L30">
      <style:paragraph-properties fo:padding="0.049cm" fo:border="0.06pt solid #d9d9e3"/>
      <style:text-properties style:font-name="Arial1"/>
    </style:style>
    <style:style style:name="P33" style:family="paragraph" style:parent-style-name="Text_20_body" style:list-style-name="L31">
      <style:paragraph-properties fo:padding="0.049cm" fo:border="0.06pt solid #d9d9e3"/>
      <style:text-properties style:font-name="Arial1"/>
    </style:style>
    <style:style style:name="T1" style:family="text">
      <style:text-properties officeooo:rsid="000335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35e6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aso de uso: Cadastro <text:span text:style-name="T1">do Usuário</text:span></text:p>
      <text:p text:style-name="P24">Ator principal: Usuário</text:p>
      <text:p text:style-name="P24">Pré-condições:</text:p>
      <text:list text:style-name="L28">
        <text:list-item>
          <text:p text:style-name="P27">O usuário já possui o aplicativo instalado em seu dispositivo.</text:p>
        </text:list-item>
        <text:list-item>
          <text:p text:style-name="P28">O usuário tem acesso a uma conexão com a internet.</text:p>
        </text:list-item>
      </text:list>
      <text:p text:style-name="P24">Fluxo principal:</text:p>
      <text:list xml:id="list2684374505" text:style-name="L29">
        <text:list-item>
          <text:p text:style-name="P29">O usuário abre o aplicativo em seu dispositivo.</text:p>
        </text:list-item>
        <text:list-item>
          <text:p text:style-name="P29">O aplicativo exibe a tela de cadastro, solicitando as informações pessoais e do veículo.</text:p>
        </text:list-item>
        <text:list-item>
          <text:p text:style-name="P29">O usuário preenche os campos obrigatórios, como CPF, RG, estado emissor, número de telefone, UF, cidade, bairro, logradouro e número.</text:p>
        </text:list-item>
        <text:list-item>
          <text:p text:style-name="P29">O usuário <text:span text:style-name="T1">clica na</text:span> opção de cadastrar <text:s/>um <text:span text:style-name="T1">ou mais </text:span>carro<text:span text:style-name="T1">s</text:span> vinculado<text:span text:style-name="T1">s</text:span> a sua conta.</text:p>
        </text:list-item>
        <text:list-item>
          <text:p text:style-name="P29"><text:span text:style-name="T1">O</text:span> aplicativo exibe <text:span text:style-name="T1">um Componente com outros </text:span>campos para as informações do veículo.</text:p>
        </text:list-item>
        <text:list-item>
          <text:p text:style-name="P29">O usuário preenche os campos obrigatórios para o veículo, como placa e RENAVAM.</text:p>
        </text:list-item>
        <text:list-item>
          <text:p text:style-name="P29">O usuário tem a opção de preencher informações opcionais, como cor, modelo, ano, marca e se possui seguro.</text:p>
        </text:list-item>
        <text:list-item>
          <text:p text:style-name="P26">O usuário clica em cadastrar e uma lista aparece com os veículos adicionados.</text:p>
        </text:list-item>
        <text:list-item>
          <text:p text:style-name="P29">O usuário revisa as informações inseridas e confirma a precisão dos dados.</text:p>
        </text:list-item>
        <text:list-item>
          <text:p text:style-name="P29">O usuário toca no botão "Cadastrar".</text:p>
        </text:list-item>
        <text:list-item>
          <text:p text:style-name="P29">O aplicativo valida as informações preenchidas pelo usuário.</text:p>
        </text:list-item>
        <text:list-item>
          <text:p text:style-name="P29">O aplicativo registra os dados do usuário, incluindo as informações pessoais e do veículo, no banco de dados.</text:p>
        </text:list-item>
        <text:list-item>
          <text:p text:style-name="P29">O aplicativo exibe uma mensagem de sucesso informando que o cadastro foi concluído com êxito.</text:p>
        </text:list-item>
        <text:list-item>
          <text:p text:style-name="P30">O caso de uso é encerrado com sucesso.</text:p>
        </text:list-item>
      </text:list>
      <text:p text:style-name="P24">Fluxos alternativos:</text:p>
      <text:p text:style-name="P24">a. Informações inválidas ou ausentes:</text:p>
      <text:list text:style-name="L30">
        <text:list-item>
          <text:p text:style-name="P31">No passo 10, se alguma informação obrigatória estiver ausente ou inválida, o aplicativo exibe uma mensagem de erro indicando os campos que precisam ser corrigidos.</text:p>
        </text:list-item>
        <text:list-item>
          <text:p text:style-name="P32">O usuário deve fornecer as informações corretas nos campos obrigatórios antes de prosseguir com o cadastro.</text:p>
        </text:list-item>
      </text:list>
      <text:p text:style-name="P24">Pós-condição:</text:p>
      <text:list text:style-name="L31">
        <text:list-item>
          <text:p text:style-name="P33">O usuário é cadastrado com sucesso no aplicativo, e suas informações pessoais são armazenadas no banco de dados. O usuário também pode ter cadastrado pelo menos um veículo vinculado à sua conta. Essas informações serão utilizadas posteriormente para interações e funcionalidades dentro do aplicativo, como solicitações de serviços, agendamentos, entre outros.</text:p>
        </text:list-item>
      </text:list>
      <text:p text:style-name="P1"><text:soft-page-break/></text:p>
      <text:p text:style-name="P1"><text:span text:style-name="T2"/></text:p>
      <text:p text:style-name="P1"><text:span text:style-name="T2"/></text:p>
      <text:p text:style-name="P25"><text:span text:style-name="T2">Caso de uso: Autenticação do usuário</text:span></text:p>
      <text:p text:style-name="P1"><text:span text:style-name="T2">Ator principal:</text:span> <text:span text:style-name="T3">Usuário</text:span></text:p>
      <text:p text:style-name="P24">Pré-condições:</text:p>
      <text:list text:style-name="L13">
        <text:list-item>
          <text:p text:style-name="P10">O usuário já está registrado no aplicativo.</text:p>
        </text:list-item>
        <text:list-item>
          <text:p text:style-name="P11">O usuário possui um nome de usuário e senha válidos.</text:p>
        </text:list-item>
      </text:list>
      <text:p text:style-name="P24">Fluxo principal:</text:p>
      <text:list text:style-name="L14">
        <text:list-item>
          <text:p text:style-name="P12">O usuário abre o aplicativo móvel no seu dispositivo.</text:p>
        </text:list-item>
        <text:list-item>
          <text:p text:style-name="P12">O aplicativo exibe a tela de login, solicitando as informações de "Nome de usuário" e "Senha".</text:p>
        </text:list-item>
        <text:list-item>
          <text:p text:style-name="P12">O usuário insere seu nome de usuário e senha nos campos correspondentes.</text:p>
        </text:list-item>
        <text:list-item>
          <text:p text:style-name="P12">O usuário toca no botão "Entrar"</text:p>
        </text:list-item>
        <text:list-item>
          <text:p text:style-name="P12">O aplicativo valida as informações inseridas pelo usuário.</text:p>
        </text:list-item>
        <text:list-item>
          <text:p text:style-name="P12">O aplicativo verifica se o nome de usuário e senha correspondem a um registro existente no banco de dados.</text:p>
        </text:list-item>
        <text:list-item>
          <text:p text:style-name="P12">Se as informações forem válidas, o aplicativo autentica o usuário e permite o acesso às funcionalidades do aplicativo.</text:p>
        </text:list-item>
        <text:list-item>
          <text:p text:style-name="P12">O aplicativo redireciona o usuário para a página principal ou área restrita do aplicativo.</text:p>
        </text:list-item>
        <text:list-item>
          <text:p text:style-name="P13">O caso de uso é encerrado com sucesso.</text:p>
        </text:list-item>
      </text:list>
      <text:p text:style-name="P24">Fluxos alternativos:</text:p>
      <text:p text:style-name="P24">a. Informações de login inválidas:</text:p>
      <text:list text:style-name="L15">
        <text:list-item>
          <text:p text:style-name="P14">No passo 7, se as informações de login inseridas pelo usuário não correspondem a um registro existente no banco de dados, o aplicativo exibe uma mensagem de erro indicando que o nome de usuário ou senha são inválidos.</text:p>
        </text:list-item>
        <text:list-item>
          <text:p text:style-name="P15">O usuário pode tentar novamente inserindo as informações corretas ou optar por redefinir a senha caso tenha esquecido.</text:p>
        </text:list-item>
      </text:list>
      <text:p text:style-name="P24">Pós-condição:</text:p>
      <text:list text:style-name="L18">
        <text:list-item>
          <text:p text:style-name="P16">O usuário é autenticado com sucesso e tem acesso às funcionalidades do aplicativo móvel, permitindo que ele aproveite os recursos oferecidos pela aplicação.</text:p>
        </text:list-item>
      </text:list>
      <text:p text:style-name="P1"/>
      <text:p text:style-name="P1"/>
      <text:p text:style-name="P1"/>
      <text:p text:style-name="P1"><text:soft-page-break/><text:span text:style-name="T2">Caso de uso: Cadastro de ocorrência</text:span></text:p>
      <text:p text:style-name="P24">Ator principal: Usuário</text:p>
      <text:p text:style-name="P24">Pré-condições:</text:p>
      <text:list text:style-name="L24">
        <text:list-item>
          <text:p text:style-name="P17">O usuário já possui o aplicativo móvel instalado em seu dispositivo.</text:p>
        </text:list-item>
        <text:list-item>
          <text:p text:style-name="P18">O usuário está autenticado no aplicativo.</text:p>
        </text:list-item>
      </text:list>
      <text:p text:style-name="P24">Fluxo principal:</text:p>
      <text:list text:style-name="L25">
        <text:list-item>
          <text:p text:style-name="P19">O usuário abre o aplicativo móvel no seu dispositivo.</text:p>
        </text:list-item>
        <text:list-item>
          <text:p text:style-name="P19">O aplicativo exibe a tela principal, mostrando as opções disponíveis.</text:p>
        </text:list-item>
        <text:list-item>
          <text:p text:style-name="P19">O usuário toca no botão "Cadastrar Nova Ocorrência".</text:p>
        </text:list-item>
        <text:list-item>
          <text:p text:style-name="P19">O aplicativo exibe um diálogo com os protocolos necessários em caso de acidente de trânsito.</text:p>
        </text:list-item>
        <text:list-item>
          <text:p text:style-name="P19">O usuário lê os protocolos apresentados e pode optar por seguir ou pular essa etapa.</text:p>
        </text:list-item>
        <text:list-item>
          <text:p text:style-name="P19">Se o usuário optar por seguir, o aplicativo solicita que o usuário selecione o veículo envolvido no acidente.</text:p>
        </text:list-item>
        <text:list-item>
          <text:p text:style-name="P19">O usuário seleciona o veículo apropriado a partir de uma lista de veículos previamente cadastrados ou tem a opção de adicionar um novo veículo.</text:p>
        </text:list-item>
        <text:list-item>
          <text:p text:style-name="P19">O aplicativo solicita permissão para acessar a câmera e a localização do dispositivo.</text:p>
        </text:list-item>
        <text:list-item>
          <text:p text:style-name="P19">O usuário concede permissão para o acesso à câmera e à localização.</text:p>
        </text:list-item>
        <text:list-item>
          <text:p text:style-name="P19">O usuário captura fotos e/ou vídeos relevantes para a ocorrência do acidente.</text:p>
        </text:list-item>
        <text:list-item>
          <text:p text:style-name="P19">O aplicativo registra automaticamente as informações de latitude e longitude do local onde as fotos e/ou vídeos foram capturados.</text:p>
        </text:list-item>
        <text:list-item>
          <text:p text:style-name="P19">O usuário confirma as informações e envia a ocorrência para a API.</text:p>
        </text:list-item>
        <text:list-item>
          <text:p text:style-name="P19">O aplicativo exibe uma mensagem de confirmação informando que a ocorrência foi cadastrada com sucesso.</text:p>
        </text:list-item>
        <text:list-item>
          <text:p text:style-name="P20">O caso de uso é encerrado com sucesso.</text:p>
        </text:list-item>
      </text:list>
      <text:p text:style-name="P24">Fluxos alternativos:</text:p>
      <text:p text:style-name="P24">a. Pular protocolos:</text:p>
      <text:list text:style-name="L26">
        <text:list-item>
          <text:p text:style-name="P21">No passo 5, se o usuário optar por pular os protocolos, o aplicativo permite que o usuário avance diretamente para a seleção do veículo e a captura de fotos e vídeos.</text:p>
        </text:list-item>
        <text:list-item>
          <text:p text:style-name="P22">O usuário pode ignorar os protocolos se considerar que não são relevantes para a situação.</text:p>
        </text:list-item>
      </text:list>
      <text:p text:style-name="P24">Pós-condição:</text:p>
      <text:list text:style-name="L27">
        <text:list-item>
          <text:p text:style-name="P23">A ocorrência é cadastrada com sucesso no aplicativo móvel, contendo informações do veículo envolvido, fotos, vídeos e as coordenadas de latitude e longitude do local do acidente. Esses dados são enviados para a API, que irá processá-los e armazená-los adequadamente para futuras análises ou investigações.</text:p>
        </text:list-item>
      </text:list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09:09:33.831000000</meta:creation-date>
    <dc:date>2023-05-25T09:56:36.586000000</dc:date>
    <meta:editing-duration>PT47M4S</meta:editing-duration>
    <meta:editing-cycles>1</meta:editing-cycles>
    <meta:document-statistic meta:table-count="0" meta:image-count="0" meta:object-count="0" meta:page-count="4" meta:paragraph-count="73" meta:word-count="907" meta:character-count="5477" meta:non-whitespace-character-count="4694"/>
    <meta:generator>LibreOffice/7.5.0.3$Windows_X86_64 LibreOffice_project/c21113d003cd3efa8c53188764377a8272d9d6de</meta:generator>
  </office:meta>
</office:document-meta>
</file>